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f7d9" officeooo:paragraph-rsid="0004f7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 to paste ove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5T23:36:38.080558935</meta:creation-date>
    <dc:date>2025-05-25T23:37:28.142355340</dc:date>
    <meta:editing-duration>PT51S</meta:editing-duration>
    <meta:editing-cycles>1</meta:editing-cycles>
    <meta:document-statistic meta:table-count="0" meta:image-count="0" meta:object-count="0" meta:page-count="1" meta:paragraph-count="1" meta:word-count="4" meta:character-count="19" meta:non-whitespace-character-count="16"/>
    <meta:generator>LibreOfficeDev/25.8.0.0.alpha1$Linux_X86_64 LibreOffice_project/285ab6a557c8452670e4ea29a699cf74f729f928</meta:generator>
  </office:meta>
</office:document-meta>
</file>